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EE00000086366E022B7F19DE36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-ItalicMT" svg:font-family="Arial-ItalicMT" style:font-family-generic="roman" style:font-pitch="variable"/>
    <style:font-face style:name="Arial1" svg:font-family="Arial" style:font-family-generic="system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libri-Italic" svg:font-family="Calibri-Italic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Console" svg:font-family="'Lucida Console', monospace"/>
    <style:font-face style:name="LucidaConsole" svg:font-family="LucidaConsole" style:font-family-generic="roman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3.747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2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3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4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/>
    </style:style>
    <style:style style:name="P5" style:family="paragraph" style:parent-style-name="Standard">
      <style:paragraph-properties fo:margin-top="0cm" fo:margin-bottom="0cm" style:contextual-spacing="false" fo:line-height="100%" fo:padding-left="0cm" fo:padding-right="0cm" fo:padding-top="0cm" fo:padding-bottom="0.035cm" fo:border-left="none" fo:border-right="none" fo:border-top="none" fo:border-bottom="1.5pt solid #000000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text-properties fo:color="#000000" loext:opacity="100%" fo:font-size="11pt" style:font-size-asian="11pt" style:font-size-complex="11pt"/>
    </style:style>
    <style:style style:name="P8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0cm" style:auto-text-indent="false" fo:padding="0cm" fo:border="none"/>
      <style:text-properties fo:color="#000000" loext:opacity="100%" style:font-name="Arial" fo:font-size="11pt" fo:font-style="normal" style:text-underline-style="solid" style:text-underline-width="auto" style:text-underline-color="font-color" style:font-name-asian="Arial1" style:font-size-asian="11pt" style:font-style-asian="normal" style:font-name-complex="Arial1" style:font-size-complex="11pt"/>
    </style:style>
    <style:style style:name="P9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10" style:family="paragraph" style:parent-style-name="Standard">
      <loext:graphic-properties draw:fill="solid" draw:fill-color="#e7e6e6"/>
      <style:paragraph-properties fo:background-color="#e7e6e6"/>
      <style:text-properties fo:font-style="italic" style:text-underline-style="solid" style:text-underline-width="auto" style:text-underline-color="font-color" style:font-style-asian="italic"/>
    </style:style>
    <style:style style:name="P11" style:family="paragraph" style:parent-style-name="Standard">
      <style:paragraph-properties fo:margin-top="0cm" fo:margin-bottom="0.247cm" style:contextual-spacing="false" fo:line-height="115%"/>
      <style:text-properties style:text-underline-style="solid" style:text-underline-width="auto" style:text-underline-color="font-color"/>
    </style:style>
    <style:style style:name="P12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MT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3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ucidaConsole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1pt"/>
    </style:style>
    <style:style style:name="P14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paragraph-rsid="0009800b" style:font-name-asian="Arial1" style:font-size-asian="11pt" style:font-style-asian="normal" style:font-weight-asian="normal" style:font-name-complex="Arial1" style:font-size-complex="11pt"/>
    </style:style>
    <style:style style:name="P15" style:family="paragraph" style:parent-style-name="Standard">
      <loext:graphic-properties draw:fill="solid" draw:fill-color="#e7e6e6"/>
      <style:paragraph-properties fo:background-color="#e7e6e6"/>
      <style:text-properties fo:font-variant="normal" fo:text-transform="none" fo:color="#000000" loext:opacity="100%" style:text-line-through-style="none" style:text-line-through-type="none" style:font-name="Arial" fo:font-style="italic" style:text-underline-style="solid" style:text-underline-width="auto" style:text-underline-color="font-color" fo:font-weight="normal" officeooo:paragraph-rsid="00087b26" style:font-name-asian="Arial1" style:font-style-asian="italic" style:font-weight-asian="normal" style:font-name-complex="Arial1"/>
    </style:style>
    <style:style style:name="P16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7" style:family="paragraph" style:parent-style-name="Standard">
      <loext:graphic-properties draw:fill="solid" draw:fill-color="#e7e6e6"/>
      <style:paragraph-properties fo:background-color="#e7e6e6"/>
      <style:text-properties fo:font-variant="normal" fo:text-transform="none" fo:color="#000000" loext:opacity="100%" style:text-line-through-style="none" style:text-line-through-type="none" style:font-name="Arial-ItalicMT" fo:font-size="11pt" fo:font-style="italic" style:text-underline-style="none" fo:font-weight="normal" style:font-name-asian="Arial1" style:font-size-asian="11pt" style:font-style-asian="italic" style:font-weight-asian="normal" style:font-name-complex="Arial1"/>
    </style:style>
    <style:style style:name="P18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Arial-ItalicMT" fo:font-size="11pt" fo:font-style="italic" style:text-underline-style="none" fo:font-weight="normal" style:font-name-asian="Arial1" style:font-size-asian="11pt" style:font-style-asian="italic" style:font-weight-asian="normal" style:font-name-complex="Arial1"/>
    </style:style>
    <style:style style:name="P19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font-name="Arial-ItalicMT" fo:font-size="11pt" fo:font-style="italic" style:text-underline-style="none" fo:font-weight="normal" style:font-name-asian="Arial1" style:font-size-asian="11pt" style:font-style-asian="italic" style:font-weight-asian="normal" style:font-name-complex="Arial1"/>
    </style:style>
    <style:style style:name="P20" style:family="paragraph" style:parent-style-name="Standard" style:master-page-name="Standard">
      <style:paragraph-properties style:page-number="1"/>
    </style:style>
    <style:style style:name="P21" style:family="paragraph" style:parent-style-name="Standard">
      <style:paragraph-properties fo:text-align="start" style:justify-single-word="false"/>
      <style:text-properties style:font-name="ArialMT" fo:font-size="11pt" style:font-size-asian="11pt"/>
    </style:style>
    <style:style style:name="P22" style:family="paragraph" style:parent-style-name="Standard">
      <loext:graphic-properties draw:fill="solid" draw:fill-color="#e7e6e6"/>
      <style:paragraph-properties fo:background-color="#e7e6e6"/>
      <style:text-properties fo:font-style="italic" style:text-underline-style="solid" style:text-underline-width="auto" style:text-underline-color="font-color" officeooo:paragraph-rsid="00087b26" style:font-style-asian="italic"/>
    </style:style>
    <style:style style:name="P23" style:family="paragraph" style:parent-style-name="Standard">
      <loext:graphic-properties draw:fill="solid" draw:fill-color="#e7e6e6"/>
      <style:paragraph-properties fo:background-color="#e7e6e6"/>
      <style:text-properties fo:font-style="italic" style:text-underline-style="solid" style:text-underline-width="auto" style:text-underline-color="font-color" officeooo:paragraph-rsid="0009800b" style:font-style-asian="italic"/>
    </style:style>
    <style:style style:name="P24" style:family="paragraph" style:parent-style-name="Standard">
      <loext:graphic-properties draw:fill="solid" draw:fill-color="#e7e6e6"/>
      <style:paragraph-properties fo:background-color="#e7e6e6"/>
      <style:text-properties style:font-name="Calibri-Italic" fo:font-size="11pt" fo:font-style="italic" style:text-underline-style="none" officeooo:paragraph-rsid="00087b26" style:font-size-asian="11pt" style:font-style-asian="italic"/>
    </style:style>
    <style:style style:name="P25" style:family="paragraph" style:parent-style-name="Standard">
      <loext:graphic-properties draw:fill="solid" draw:fill-color="#e7e6e6"/>
      <style:paragraph-properties fo:background-color="#e7e6e6"/>
      <style:text-properties style:font-name="Calibri-Italic" fo:font-size="11pt" fo:font-style="italic" style:text-underline-style="none" style:font-size-asian="11pt" style:font-style-asian="italic"/>
    </style:style>
    <style:style style:name="P26" style:family="paragraph" style:parent-style-name="Standard">
      <loext:graphic-properties draw:fill="solid" draw:fill-color="#e7e6e6"/>
      <style:paragraph-properties fo:background-color="#e7e6e6"/>
      <style:text-properties style:font-name="Calibri-Italic" fo:font-size="11pt" fo:font-style="italic" style:text-underline-style="none" officeooo:paragraph-rsid="0009800b" style:font-size-asian="11pt" style:font-style-asian="italic"/>
    </style:style>
    <style:style style:name="P27" style:family="paragraph" style:parent-style-name="Standard">
      <loext:graphic-properties draw:fill="solid" draw:fill-color="#e7e6e6"/>
      <style:paragraph-properties fo:background-color="#e7e6e6"/>
      <style:text-properties style:font-name="Calibri-Italic" fo:font-size="11pt" fo:font-style="italic" officeooo:paragraph-rsid="00087b26" style:font-size-asian="11pt" style:font-style-asian="italic"/>
    </style:style>
    <style:style style:name="P28" style:family="paragraph" style:parent-style-name="Standard">
      <loext:graphic-properties draw:fill="solid" draw:fill-color="#e7e6e6"/>
      <style:paragraph-properties fo:background-color="#e7e6e6"/>
      <style:text-properties style:font-name="Arial-ItalicMT" fo:font-size="11pt" fo:font-style="italic" style:text-underline-style="none" officeooo:paragraph-rsid="00087b26" style:font-size-asian="11pt" style:font-style-asian="italic"/>
    </style:style>
    <style:style style:name="P29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weight="bold" style:font-weight-asian="bold"/>
    </style:style>
    <style:style style:name="P30" style:family="paragraph" style:parent-style-name="Standard">
      <style:paragraph-properties fo:text-align="start" style:justify-single-word="false"/>
      <style:text-properties style:font-name="LucidaConsole" fo:font-size="10pt" style:text-underline-style="none" style:font-size-asian="10pt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33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officeooo:paragraph-rsid="0009800b"/>
    </style:style>
    <style:style style:name="P34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09800b" style:font-name-asian="Arial1" style:font-size-asian="11pt" style:font-style-asian="normal" style:font-weight-asian="normal" style:font-name-complex="Arial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MT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style:text-underline-style="none" fo:font-weight="normal" style:font-name-asian="Arial1" style:font-weight-asian="normal" style:font-name-complex="Arial1"/>
    </style:style>
    <style:style style:name="T8" style:family="text">
      <style:text-properties fo:font-variant="normal" fo:text-transform="none" style:text-line-through-style="none" style:text-line-through-type="none" style:text-position="0% 100%" fo:font-weight="normal" style:font-weight-asian="normal"/>
    </style:style>
    <style:style style:name="T9" style:family="text">
      <style:text-properties fo:font-variant="normal" fo:text-transform="none" style:text-line-through-style="none" style:text-line-through-type="none" style:text-position="0% 100%" style:text-underline-style="none" fo:font-weight="normal" style:font-weight-asian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MT" style:text-underline-style="none" fo:font-weight="normal" style:font-weight-asian="normal"/>
    </style:style>
    <style:style style:name="T11" style:family="text">
      <style:text-properties fo:color="#000000" loext:opacity="100%" fo:font-size="11pt" style:font-size-asian="11pt" style:font-size-complex="11pt"/>
    </style:style>
    <style:style style:name="T12" style:family="text">
      <style:text-properties fo:color="#000000" loext:opacity="100%" fo:font-size="11pt" fo:font-weight="normal" style:font-size-asian="11pt" style:font-weight-asian="normal" style:font-size-complex="11pt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officeooo:rsid="0009800b" style:font-weight-asian="bold"/>
    </style:style>
    <style:style style:name="T15" style:family="text">
      <style:text-properties style:font-name="Arial" style:font-name-asian="Arial1" style:font-name-complex="Arial1"/>
    </style:style>
    <style:style style:name="T16" style:family="text">
      <style:text-properties fo:font-weight="normal" style:font-weight-asian="normal"/>
    </style:style>
    <style:style style:name="T17" style:family="text">
      <style:text-properties style:font-name="ArialMT" fo:font-size="11pt" style:font-size-asian="11pt"/>
    </style:style>
    <style:style style:name="T18" style:family="text">
      <style:text-properties style:font-name="ArialMT" fo:font-size="11pt" style:font-name-asian="Arial1" style:font-size-asian="11pt" style:font-name-complex="Arial1"/>
    </style:style>
    <style:style style:name="T19" style:family="text">
      <style:text-properties style:font-name="ArialMT" fo:font-size="11pt" fo:font-style="normal" style:text-underline-style="none" style:font-name-asian="Arial1" style:font-size-asian="11pt" style:font-style-asian="normal" style:font-name-complex="Arial1" style:font-style-complex="normal"/>
    </style:style>
    <style:style style:name="T20" style:family="text">
      <style:text-properties style:font-name="ArialMT" fo:font-size="11pt" style:text-underline-style="none" style:font-size-asian="11pt"/>
    </style:style>
    <style:style style:name="T21" style:family="text">
      <style:text-properties style:font-name="ArialMT" style:text-underline-style="none"/>
    </style:style>
    <style:style style:name="T22" style:family="text">
      <style:text-properties style:font-name="LucidaConsole" fo:font-size="10pt" style:text-underline-style="none" style:font-size-asian="10pt"/>
    </style:style>
    <style:style style:name="T23" style:family="text">
      <style:text-properties officeooo:rsid="00087b26"/>
    </style:style>
    <style:style style:name="T24" style:family="text">
      <style:text-properties style:text-underline-style="none"/>
    </style:style>
    <style:style style:name="T25" style:family="text">
      <style:text-properties officeooo:rsid="0009800b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Nome: <text:span text:style-name="T23">Eduardo Yuji Yoshida Yamada</text:span></text:p>
      <text:p text:style-name="Standard">RA: <text:span text:style-name="T23">2320606</text:span></text:p>
      <text:p text:style-name="Standard">Disciplina matriculado(a): Probabilidade e Estatística – <text:span text:style-name="T11">Eng. Comp. </text:span></text:p>
      <text:p text:style-name="P5"/>
      <text:p text:style-name="P6"><text:span text:style-name="T13"/></text:p>
      <text:p text:style-name="P6"><text:span text:style-name="T13">Questão 1)</text:span> Construa um IC para media considerando um nível de confiança de 95% (1.0)</text:p>
      <text:p text:style-name="P11"><text:span text:style-name="T15">Resposta:</text:span><text:span text:style-name="T18"> </text:span><text:span text:style-name="T19">A verdadeira média está entre 20.27168 <text:s/>e 22.63952 com 95% de confiança</text:span></text:p>
      <text:p text:style-name="P22">Códigos: </text:p>
      <text:p text:style-name="P24">source('https://t.ly/6R0IK') # carregar prova<text:line-break/>avaliacao3(2320606) # troque ra pelo número do seu RA,</text:p>
      <text:p text:style-name="P24">ex1<text:line-break/>t.test(ex1,conf.level = 0.95)</text:p>
      <text:p text:style-name="P6"><text:span text:style-name="T13"/></text:p>
      <text:p text:style-name="P6"><text:span text:style-name="T13"/></text:p>
      <text:p text:style-name="P6"><text:span text:style-name="T13">Questão 2)</text:span> <text:span text:style-name="T7">Construa um IC para proporção de sucessos (p=1 sucesso) considerando um nível de confiança de 94%</text:span></text:p>
      <text:p text:style-name="P4">Resposta:<text:span text:style-name="T24"> </text:span><text:span text:style-name="T22">a verdadeira proporção de sucessos está entre 0.1746059 <text:s/>e 0.4607305 com 94% de confiança.</text:span></text:p>
      <text:p text:style-name="P10">Códigos: </text:p>
      <text:p text:style-name="P25">ex2<text:line-break/>table(ex2)<text:line-break/>prop.test(12, 40, conf.level = 0.94)</text:p>
      <text:p text:style-name="P29"/>
      <text:p text:style-name="Standard"><text:span text:style-name="T13"/></text:p>
      <text:p text:style-name="Standard"><text:span text:style-name="T13">Questão 3)</text:span> <text:span text:style-name="T11">Teste se a media eh igual ou diferente de 21.5 considerando um nivel de confianca de 94.5% <text:s/>(2.0)</text:span></text:p>
      <text:p text:style-name="P4">Resposta:<text:span text:style-name="T24"> </text:span><text:span text:style-name="T22">Com 94.5% de confiança, não se rejeita a hipótese nula (H0)<text:line-break/>Como o p-value = 0.9386 (p-value &gt; 5.5%), portanto não se pode afirmar que a média é diferente de 21.5</text:span></text:p>
      <text:p text:style-name="P10">Códigos: </text:p>
      <text:p text:style-name="P25">ex3<text:line-break/>H0=21.5<text:line-break/>H1=!21.5<text:line-break/>t.test(ex3,alternative ='two.side',mu=H0,conf.level=0.945)</text:p>
      <text:p text:style-name="P16"/>
      <text:p text:style-name="P16"/>
      <text:p text:style-name="Standard"><text:soft-page-break/><text:span text:style-name="T13">Questão 4)</text:span> Teste se a proporção de sucessos (p=1 sucesso) eh igual ou diferente de 42.5% considerando um nível de confiança de 95.5%(2.0)</text:p>
      <text:p text:style-name="P9"><text:span text:style-name="T5">Resposta:</text:span><text:span text:style-name="T3"> </text:span><text:span text:style-name="T4">C</text:span><text:span text:style-name="T6">om 95.5% de confiança não se rejeita a hipótese 0. Como o p-value = 1 (p-value &gt; 4.5%), portanto não se pode afirmar que a verdadeira proporção é diferente de 42.5%</text:span></text:p>
      <text:p text:style-name="P22">Códigos: </text:p>
      <text:p text:style-name="P24">table(ex4)<text:line-break/>H0 = 0.425<text:line-break/>H1 =! 0.425<text:line-break/>prop.test(21,49,alternative ='two.side',p=H0,conf.level =0.955)</text:p>
      <text:p text:style-name="P19"><text:span text:style-name="T13"/></text:p>
      <text:p text:style-name="P18"><text:span text:style-name="T13"/></text:p>
      <text:p text:style-name="P14"><text:span text:style-name="T13">Questão </text:span><text:span text:style-name="T14">5</text:span><text:span text:style-name="T13">)</text:span> Teste se a media da população X eh igual ou diferente da de Y considerando um nível de confiança de 93.5%. Suponha duas amostras independentes (2.0)</text:p>
      <text:p text:style-name="P33"><text:span text:style-name="T5">Resposta:</text:span><text:span text:style-name="T3"> </text:span><text:span text:style-name="T4">C</text:span><text:span text:style-name="T6">om 93.5% de confiança rejeita-se a hipótese 0. Como o p-value = 0.0009756 (p-value &lt; 6.5%), portanto pode se afirmar que a média da população x é diferente da média da população y</text:span></text:p>
      <text:p text:style-name="P23">Códigos: </text:p>
      <text:p text:style-name="P26">ex5x<text:line-break/>ex5y<text:line-break/>#H0: x-y = 0<text:line-break/>#H1: x-y =! 0<text:line-break/>t.test(ex5x,ex5y,alternative ='two.side', conf.level =0.935)</text:p>
      <text:p text:style-name="P9"/>
      <text:p text:style-name="P34"/>
      <text:p text:style-name="P14"><text:span text:style-name="T13">Questão </text:span><text:span text:style-name="T14">6</text:span><text:span text:style-name="T13">)</text:span> Teste se a media de antes eh igual ou diferente da de depois, considerando um nível de confiança de 93%. Suponha duas amostras dependentes. (2.0)</text:p>
      <text:p text:style-name="P33"><text:span text:style-name="T5">Resposta:</text:span><text:span text:style-name="T3"> </text:span><text:span text:style-name="T4">C</text:span><text:span text:style-name="T6">om 93% de confiança não se rejeita a hipótese 0. Como o p-value = 0.1647 (p-value &gt; 7%), portanto não se pode afirmar que a média do da amostra ex6antes é diferente de ex6depois como a diferença da média é positiva, a média da amostra ex6antes é maior do que a ex6depois</text:span></text:p>
      <text:p text:style-name="P23">Códigos: </text:p>
      <text:p text:style-name="P26">ex6antes<text:line-break/>ex6depois<text:line-break/>#H0= ex6antes - ex6depoiss = 0<text:line-break/>#H1= ex6antes - ex6depois != 0<text:line-break/>mean(ex6antes)<text:line-break/>t.test(ex6antes,ex6depois,alternative="two.side",conf.level=0.93,paired=T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-ItalicMT" svg:font-family="Arial-ItalicMT" style:font-family-generic="roman" style:font-pitch="variable"/>
    <style:font-face style:name="Arial1" svg:font-family="Arial" style:font-family-generic="system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libri-Italic" svg:font-family="Calibri-Italic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Console" svg:font-family="'Lucida Console', monospace"/>
    <style:font-face style:name="LucidaConsole" svg:font-family="LucidaConsole" style:font-family-generic="roman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3.747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T1" style:family="text">
      <style:text-properties officeooo:rsid="0009800b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25"/><text:span text:style-name="MT1">Terceira</text:span> avaliação <text:s/><text:tab/><text:tab/>Prof. Thiago Gentil Ramires – Probabilidade e Estatística<draw:frame draw:style-name="Mfr1" draw:name="image1.jpg" text:anchor-type="char" svg:x="-2.048cm" svg:y="-0.773cm" svg:width="2.632cm" svg:height="1.482cm" draw:z-index="1"><draw:image xlink:href="Pictures/10000000000000EE00000086366E022B7F19DE36.jpg" xlink:type="simple" xlink:show="embed" xlink:actuate="onLoad" draw:mime-type="image/jpeg"/><svg:desc>III Encontro de Português para Falantes de Outras Línguas (III EPFOL) -  Plataforma 9</svg:desc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3-11-05T01:03:15.068000000</dc:date>
    <meta:editing-duration>PT14M30S</meta:editing-duration>
    <meta:editing-cycles>2</meta:editing-cycles>
    <meta:print-date>2023-11-05T01:01:34.246000000</meta:print-date>
    <meta:document-statistic meta:table-count="0" meta:image-count="1" meta:object-count="0" meta:page-count="2" meta:paragraph-count="29" meta:word-count="408" meta:character-count="2648" meta:non-whitespace-character-count="2229"/>
  </office:meta>
</office:document-meta>
</file>